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fo:font-style="italic"/>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fo:font-style="italic"/>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fo:font-style="italic"/>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fo:font-style="italic"/>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fo:font-style="italic"/>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fo:font-style="italic"/>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fo:font-style="italic"/>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fo:font-style="italic"/>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fo:font-style="itali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fo:font-style="italic"/>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style:use-window-font-color="true" fo:font-style="italic"/>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bold" fo:font-family="Calibri" style:font-family-asian="Calibri" style:font-family-complex="Calibri" fo:background-color="transparent" style:use-window-font-color="true" fo:font-style="italic"/>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fo:font-style="italic"/>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fo:font-style="italic"/>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Calibri" style:font-family-asian="Calibri" style:font-family-complex="Calibri" fo:background-color="transparent" style:use-window-font-color="true" fo:font-style="italic"/>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bold"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bold" fo:font-family="Calibri" style:font-family-asian="Calibri" style:font-family-complex="Calibri" fo:background-color="transparent" style:use-window-font-color="true" fo:font-style="italic"/>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bold"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fo:font-style="italic"/>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style:style style:name="P6" style:family="paragraph">
      <style:paragraph-properties fo:line-height="115.00%" fo:text-align="left" fo:margin-left="36.00pt" fo:text-indent="0.00pt" fo:margin-bottom="10.00pt"/>
    </style:style>
    <text:list-style style:name="L7">
      <text:list-level-style-bullet text:level="1" text:bullet-char="•">
        <style:list-level-properties text:space-before="54.00pt" text:min-label-width="18.00pt"/>
        <style:text-properties fo:font-family="Symbol"/>
      </text:list-level-style-bullet>
    </text:list-style>
    <style:style style:name="P7" style:family="paragraph">
      <style:paragraph-properties fo:line-height="115.00%" fo:text-align="left" fo:margin-bottom="10.00pt"/>
    </style:style>
    <style:style style:name="P8" style:family="paragraph">
      <style:paragraph-properties fo:line-height="115.00%" fo:text-align="left" fo:margin-left="36.00pt" fo:text-indent="0.00pt" fo:margin-bottom="10.00pt"/>
    </style:style>
    <text:list-style style:name="L9">
      <text:list-level-style-bullet text:level="1" text:bullet-char="•">
        <style:list-level-properties text:space-before="54.00pt" text:min-label-width="18.00pt"/>
        <style:text-properties fo:font-family="Symbol"/>
      </text:list-level-style-bullet>
    </text:list-style>
    <style:style style:name="P9" style:family="paragraph">
      <style:paragraph-properties fo:line-height="115.00%" fo:text-align="left" fo:margin-bottom="10.00pt"/>
    </style:style>
    <style:style style:name="P10" style:family="paragraph">
      <style:paragraph-properties fo:line-height="115.00%" fo:text-align="left" fo:margin-left="36.00pt" fo:text-indent="0.00pt" fo:margin-bottom="10.00pt"/>
    </style:style>
    <text:list-style style:name="L11">
      <text:list-level-style-bullet text:level="1" text:bullet-char="•">
        <style:list-level-properties text:space-before="54.00pt" text:min-label-width="18.00pt"/>
        <style:text-properties fo:font-family="Symbol"/>
      </text:list-level-style-bullet>
    </text:list-style>
    <style:style style:name="P11" style:family="paragraph">
      <style:paragraph-properties fo:line-height="115.00%" fo:text-align="left" fo:margin-bottom="10.00pt"/>
    </style:style>
    <style:style style:name="P12" style:family="paragraph">
      <style:paragraph-properties fo:line-height="115.00%" fo:text-align="left" fo:margin-bottom="10.00pt"/>
    </style:style>
    <style:style style:name="P13" style:family="paragraph">
      <style:paragraph-properties fo:line-height="115.00%" fo:text-align="left" fo:margin-left="36.00pt" fo:text-indent="0.00pt" fo:margin-bottom="10.00pt"/>
    </style:style>
    <style:style style:name="P14" style:family="paragraph">
      <style:paragraph-properties fo:line-height="115.00%" fo:text-align="left" fo:margin-bottom="10.00pt"/>
    </style:style>
    <style:style style:name="P15" style:family="paragraph">
      <style:paragraph-properties fo:line-height="115.00%" fo:text-align="left" fo:margin-left="36.00pt" fo:text-indent="0.00pt" fo:margin-bottom="10.00pt"/>
    </style:style>
    <style:style style:name="P16" style:family="paragraph">
      <style:paragraph-properties fo:line-height="115.00%" fo:text-align="left" fo:margin-bottom="10.00pt"/>
    </style:style>
    <style:style style:name="P17" style:family="paragraph">
      <style:paragraph-properties fo:line-height="115.00%" fo:text-align="left" fo:margin-left="36.00pt" fo:text-indent="0.00pt" fo:margin-bottom="10.00pt"/>
    </style:style>
    <style:style style:name="P18" style:family="paragraph">
      <style:paragraph-properties fo:line-height="115.00%" fo:text-align="left" fo:margin-bottom="10.00pt"/>
    </style:style>
    <text:list-style style:name="L19">
      <text:list-level-style-bullet text:level="1" text:bullet-char="•">
        <style:list-level-properties text:space-before="18.00pt" text:min-label-width="18.00pt"/>
        <style:text-properties fo:font-family="Symbol"/>
      </text:list-level-style-bullet>
    </text:list-style>
    <style:style style:name="P19" style:family="paragraph">
      <style:paragraph-properties fo:line-height="115.00%" fo:text-align="left" fo:margin-bottom="10.00pt"/>
    </style:style>
    <style:style style:name="P20" style:family="paragraph">
      <style:paragraph-properties fo:line-height="115.00%" fo:text-align="left" fo:margin-bottom="10.00pt"/>
    </style:style>
    <style:style style:name="P21" style:family="paragraph">
      <style:paragraph-properties fo:line-height="115.00%" fo:text-align="left" fo:margin-left="36.00pt" fo:text-indent="0.00pt" fo:margin-bottom="10.00pt"/>
    </style:style>
    <style:style style:name="P22" style:family="paragraph">
      <style:paragraph-properties fo:line-height="115.00%" fo:text-align="left" fo:margin-bottom="10.00pt"/>
    </style:style>
    <style:style style:name="P23" style:family="paragraph">
      <style:paragraph-properties fo:line-height="115.00%" fo:text-align="left" fo:margin-left="36.00pt" fo:text-indent="0.00pt" fo:margin-bottom="10.00pt"/>
    </style:style>
    <style:style style:name="P24" style:family="paragraph">
      <style:paragraph-properties fo:line-height="115.00%" fo:text-align="left" fo:margin-bottom="10.00pt"/>
    </style:style>
    <style:style style:name="P25" style:family="paragraph">
      <style:paragraph-properties fo:line-height="115.00%" fo:text-align="left" fo:margin-left="36.00pt" fo:text-indent="0.00pt" fo:margin-bottom="10.00pt"/>
    </style:style>
    <style:style style:name="P26" style:family="paragraph">
      <style:paragraph-properties fo:line-height="115.00%" fo:text-align="left" fo:margin-bottom="10.00pt"/>
    </style:style>
    <style:style style:name="P27" style:family="paragraph">
      <style:paragraph-properties fo:line-height="115.00%" fo:text-align="left" fo:margin-left="36.00pt" fo:text-indent="0.00pt" fo:margin-bottom="10.00pt"/>
    </style:style>
    <style:style style:name="P28" style:family="paragraph">
      <style:paragraph-properties fo:line-height="115.00%" fo:text-align="left" fo:margin-bottom="10.00pt"/>
    </style:style>
    <style:style style:name="P29" style:family="paragraph">
      <style:paragraph-properties fo:line-height="115.00%" fo:text-align="left" fo:margin-left="36.00pt" fo:text-indent="0.00pt" fo:margin-bottom="10.00pt"/>
    </style:style>
    <style:style style:name="P30" style:family="paragraph">
      <style:paragraph-properties fo:line-height="115.00%" fo:text-align="left" fo:margin-bottom="10.00pt"/>
    </style:style>
    <style:style style:name="P31" style:family="paragraph">
      <style:paragraph-properties fo:line-height="115.00%" fo:text-align="left" fo:margin-left="36.00pt" fo:text-indent="0.00pt" fo:margin-bottom="10.00pt"/>
    </style:style>
    <style:style style:name="P32" style:family="paragraph">
      <style:paragraph-properties fo:line-height="115.00%" fo:text-align="left" fo:margin-bottom="10.00pt"/>
    </style:style>
    <style:style style:name="P33" style:family="paragraph">
      <style:paragraph-properties fo:line-height="115.00%" fo:text-align="left" fo:margin-left="36.00pt" fo:text-indent="0.00pt" fo:margin-bottom="10.00pt"/>
    </style:style>
    <style:style style:name="P34" style:family="paragraph">
      <style:paragraph-properties fo:line-height="115.00%" fo:text-align="left" fo:margin-bottom="10.00pt"/>
    </style:style>
    <style:style style:name="P35" style:family="paragraph">
      <style:paragraph-properties fo:line-height="115.00%" fo:text-align="left" fo:margin-left="36.00pt" fo:text-indent="0.00pt" fo:margin-bottom="10.00pt"/>
    </style:style>
    <style:style style:name="P36" style:family="paragraph">
      <style:paragraph-properties fo:line-height="115.00%" fo:text-align="left" fo:margin-bottom="10.00pt"/>
    </style:style>
    <style:style style:name="P37" style:family="paragraph">
      <style:paragraph-properties fo:line-height="115.00%" fo:text-align="left" fo:margin-left="36.00pt" fo:text-indent="0.00pt" fo:margin-bottom="10.00pt"/>
    </style:style>
    <style:style style:name="P38" style:family="paragraph">
      <style:paragraph-properties fo:line-height="115.00%" fo:text-align="left" fo:margin-bottom="10.00pt"/>
    </style:style>
    <style:style style:name="P39" style:family="paragraph">
      <style:paragraph-properties fo:line-height="115.00%" fo:text-align="left" fo:margin-left="36.00pt" fo:text-indent="0.00pt" fo:margin-bottom="10.00pt"/>
    </style:style>
    <style:style style:name="P40" style:family="paragraph">
      <style:paragraph-properties fo:line-height="115.00%" fo:text-align="left" fo:margin-bottom="10.00pt"/>
    </style:style>
    <style:style style:name="P41" style:family="paragraph">
      <style:paragraph-properties fo:line-height="115.00%" fo:text-align="left" fo:margin-left="36.00pt" fo:text-indent="0.00pt" fo:margin-bottom="10.00pt"/>
    </style:style>
    <style:style style:name="P42" style:family="paragraph">
      <style:paragraph-properties fo:line-height="115.00%" fo:text-align="left" fo:margin-bottom="10.00pt"/>
    </style:style>
    <style:style style:name="P43" style:family="paragraph">
      <style:paragraph-properties fo:line-height="115.00%" fo:text-align="left" fo:margin-left="36.00pt" fo:text-indent="0.00pt" fo:margin-bottom="10.00pt"/>
    </style:style>
    <style:style style:name="P44" style:family="paragraph">
      <style:paragraph-properties fo:line-height="115.00%" fo:text-align="left" fo:margin-bottom="10.00pt"/>
    </style:style>
  </office:automatic-styles>
  <office:body>
    <office:text>
      <text:p text:style-name="P1"><text:span text:style-name="T1">MVC (Model - View - Controller):</text:span></text:p>
      <text:p text:style-name="P1"><text:span text:style-name="T1">Model -<text:s text:c="2"/>responsible for business logic and managing data of the application.</text:span></text:p>
      <text:p text:style-name="P1"><text:span text:style-name="T1">View - Responsible for presenting result data to the user. </text:span></text:p>
      <text:p text:style-name="P1"><text:span text:style-name="T1">Controller - controls the interactions between the Model and View. Receives request from the user and then works with model to prepare any data needed by the view.<text:s text:c="2"/>then send the response to the view layer.</text:span></text:p>
      <text:p text:style-name="P1"><text:span text:style-name="T2"/></text:p>
      <text:p text:style-name="P1"><text:span text:style-name="T3">Component and functional differences between struts 1.x and struts 2.x</text:span></text:p>
      <text:p text:style-name="P1"><text:span text:style-name="T4"><text:s/>In struts 1.x front controller is ActionServlet</text:span></text:p>
      <text:p text:style-name="P1"><text:span text:style-name="T4">In 2.x front controller is FilterDispatcher</text:span></text:p>
      <text:p text:style-name="P1"><text:span text:style-name="T4">In struts 1.x we have RequestProcessor class</text:span></text:p>
      <text:p text:style-name="P1"><text:span text:style-name="T4">In 2.x we have Interceptors instead RequestProcessor will see about this concept later just remember as of now</text:span></text:p>
      <text:p text:style-name="P1"><text:span text:style-name="T4">In struts 1.x we have multiple tag libraries like, html, logic, bean..etc</text:span></text:p>
      <text:p text:style-name="P1"><text:span text:style-name="T4">In 2.x we do not have multiple libraries, instead we have single library which includes all tags</text:span></text:p>
      <text:p text:style-name="P1"><text:span text:style-name="T4">In struts 1.x the configuration fine name can be [any name].xml and we used to place in web-inf folder</text:span></text:p>
      <text:p text:style-name="P1"><text:span text:style-name="T4">In 2.x the configuration file must be struts.xml only and this must be in classes folder</text:span></text:p>
      <text:p text:style-name="P1"><text:span text:style-name="T4">In struts 1.x we have form beans and Action classes separately</text:span></text:p>
      <text:p text:style-name="P1"><text:span text:style-name="T4">In 2.x form bean, Action classes are combinedly given as Action class only, of course we can take separately if we want ;)</text:span></text:p>
      <text:p text:style-name="P1"><text:span text:style-name="T4">In struts 1.x properties file must be configured in struts-config.xml</text:span></text:p>
      <text:p text:style-name="P1"><text:span text:style-name="T4">But in 2.x we need to configure our resource bundle(s) in struts.properties file</text:span></text:p>
      <text:p text:style-name="P1"><text:span text:style-name="T4">In struts 1.x we have programmatic and declarative validations only</text:span></text:p>
      <text:p text:style-name="P1"><text:span text:style-name="T4">In 2.x we have annotations support too along with programmatic and declarative validations</text:span></text:p>
      <text:p text:style-name="P1"><text:span text:style-name="T5"/></text:p>
      <text:p text:style-name="P1"><text:span text:style-name="T6">Functional Differences</text:span></text:p>
      <text:p text:style-name="P1"><text:span text:style-name="T7">In struts 1.x declarative validations are done by using validation frame work</text:span></text:p>
      <text:p text:style-name="P1"><text:span text:style-name="T7">In 2.x, declarative validations are done by using xwork2 frame work by webwork the reason being, its support valuations through Annotations</text:span></text:p>
      <text:p text:style-name="P1"><text:span text:style-name="T7">In struts 1.x an Action class is a single ton class, so Action class object is not a thread safe, as a programmer we need to make it as thread safe by applying synchronization</text:span></text:p>
      <text:p text:style-name="P1"><text:span text:style-name="T7">In 2.x an Action class object will be created for each request, so it is by default thread safe, so we no need to take care about safety issues here</text:span></text:p>
      <text:p text:style-name="P1"><text:span text:style-name="T7">In struts 1.x we have only jsp as a view technology</text:span></text:p>
      <text:p text:style-name="P1"><text:span text:style-name="T7">In 2.x we have support of multiple view technologies like velocity, Freemarker, jasper reports, jsp bla bla</text:span></text:p>
      <text:p text:style-name="P1"><text:span text:style-name="T7">In struts 1.x Action class is having servlet dependency, because in execute() method accepts req, res parameter right ! so.</text:span></text:p>
      <text:p text:style-name="P1"><text:span text:style-name="T7">In 2.x Action class doesn’t have any servlet dependency, because its execute() method doesn’t accepts any parameters, however we can access all servlet objects with dependency injection :-)</text:span></text:p>
      <text:p text:style-name="P1"><text:span text:style-name="T8">Struts2 framework:</text:span></text:p>
      <text:p text:style-name="P1"><text:span text:style-name="T9">It is used for full development life cycle.</text:span></text:p>
      <text:p text:style-name="P1"><text:span text:style-name="T9">webwork2 of opensymphont + struts1 = struts.</text:span></text:p>
      <text:p text:style-name="P1"><text:span text:style-name="T9"><text:s/>In Struts 2<text:s/></text:span><text:span text:style-name="T10">FilterDispatcher<text:s/></text:span><text:span text:style-name="T11">does the job of Controller.</text:span></text:p>
      <text:p text:style-name="P1"><text:span text:style-name="T11">In Struts 2 the model is implemented by the<text:s/></text:span><text:span text:style-name="T12">Action</text:span><text:span text:style-name="T13"><text:s/>component. Model contains the data and the business logic.</text:span></text:p>
      <text:p text:style-name="P1"><text:span text:style-name="T13">In Struts 2 the view is commonly implemented using<text:s/></text:span><text:span text:style-name="T14">JSP, Velocity Template, Freemaker</text:span><text:span text:style-name="T15"><text:s/>or some other presentation-layer technology.</text:span></text:p>
      <text:p text:style-name="P1"><text:span text:style-name="T16">Struts2 features:</text:span></text:p>
      <text:list text:style-name="L2">
        <text:list-item>
          <text:p text:style-name="P2"><text:span text:style-name="T17"><text:s/>Configurable MVC components In struts 2 framework, we provide all the components (view components and action) information in struts.xml file. If we need to change any information, we can simply change it in the xml file.</text:span></text:p>
        </text:list-item>
        <text:list-item>
          <text:p text:style-name="P2"><text:span text:style-name="T17">POJO based actions In struts 2, action class is POJO (Plain Old Java Object) i.e. a simple java class.</text:span></text:p>
        </text:list-item>
        <text:list-item>
          <text:p text:style-name="P2"><text:span text:style-name="T17">AJAX support Struts 2 provides support to ajax technology. So a part of the page will be changed only and page will not reload. So it makes the performace fast.</text:span></text:p>
        </text:list-item>
        <text:list-item>
          <text:p text:style-name="P2"><text:span text:style-name="T17">Integration Support We can simply integrate the struts 2 application with hibernate, spring, tiles etc. frameworks.</text:span></text:p>
        </text:list-item>
        <text:list-item>
          <text:p text:style-name="P2"><text:span text:style-name="T17">Various Result Types We can use JSP, freemarker, velocity etc. technology as the result in struts2.<text:s text:c="2"/><text:tab/><text:tab/><text:tab/><text:tab/><text:tab/><text:tab/><text:tab/><text:tab/><text:tab/></text:span></text:p>
        </text:list-item>
      </text:list>
      <text:p text:style-name="P3"><text:span text:style-name="T18">ActionInvocation:</text:span></text:p>
      <text:list text:style-name="L4">
        <text:list-item>
          <text:p text:style-name="P4"><text:span text:style-name="T19">The ActionInvocation represents the execution state of an action. It holds the action and interceptors objects. </text:span></text:p>
        </text:list-item>
        <text:list-item>
          <text:p text:style-name="P4"><text:span text:style-name="T19">The struts framework provides ActionInvocation interface to deal with ActionInvocation. It provides many methods, some of them can be used to get the instance of ValueStack, ActionProxy, ActionContext, Result etc.</text:span></text:p>
        </text:list-item>
        <text:list-item>
          <text:p text:style-name="P4"><text:span text:style-name="T19"><text:tab/> Eg. public ValueStack getStack() returns the instance of ValueStack , public Action getAction() returns the instance of Action associated with this ActionInvocation.</text:span></text:p>
        </text:list-item>
        <text:list-item>
          <text:p text:style-name="P4"><text:span text:style-name="T19">FilterDispatcher determine which Struts 2 action to invoke.</text:span></text:p>
        </text:list-item>
        <text:list-item>
          <text:p text:style-name="P4"><text:span text:style-name="T19">The framework creates an instance of this action and associate it with the newly created instance of the ActionInvocation.</text:span></text:p>
        </text:list-item>
        <text:list-item>
          <text:p text:style-name="P4"><text:span text:style-name="T19">In Struts 2 the invocation of action should pass through a series of interceptors as defined in the application's XML file.</text:span></text:p>
        </text:list-item>
        <text:list-item>
          <text:p text:style-name="P4"><text:span text:style-name="T19">The framework calls the ActionInvocations invoke() method to start the execution of the action.</text:span></text:p>
        </text:list-item>
        <text:list-item>
          <text:p text:style-name="P4"><text:span text:style-name="T19">Each time the invoke() method is called, ActionInvocation consults its state and executes whichever interceptor comes next.</text:span></text:p>
        </text:list-item>
        <text:list-item>
          <text:p text:style-name="P4"><text:span text:style-name="T19">ActionInvocation hands control over to the interceptor in the stack by calling the interceptors intercept() method.</text:span></text:p>
        </text:list-item>
        <text:list-item>
          <text:p text:style-name="P4"><text:span text:style-name="T19">The intercept() method of the interceptor intern calls the invoke() method of the ActionInvocation till all the interceptors are invoked, in the end the action itself will be called and the corresponding result will be returned back to the user. </text:span></text:p>
        </text:list-item>
      </text:list>
      <text:p text:style-name="P5"><text:span text:style-name="T20">ActionContext</text:span></text:p>
      <text:p text:style-name="P5"><text:span text:style-name="T21">The ActionContext is a container of objects in which action is executed. The values stored in the ActionContext are unique per thread (i.e. ThreadLocal). So we don't need to make our action thread safe. </text:span></text:p>
      <text:p text:style-name="P5"><text:span text:style-name="T22">Configuration files:</text:span></text:p>
      <text:p text:style-name="P5"><text:span text:style-name="T23">1.web.xml - This is the entry point of any web application and entry point of struts2 application is FilterDispatcher(PrepareAndExecute since version 2.x) which is defined in web.xml file</text:span></text:p>
      <text:p text:style-name="P5"><text:span text:style-name="T23">2.strut.xml - The struts.xml file contains the configuration information that you will be modifying as actions are developed. This file can be used to override default settings for an application , for example struts.devMode = false and other settings which are defined in property file. </text:span></text:p>
      <text:p text:style-name="P5"><text:span text:style-name="T23">&lt;?xml version="1.0" encoding="UTF-8" ?&gt;<text:s text:c="2"/></text:span></text:p>
      <text:p text:style-name="P5"><text:span text:style-name="T23">&lt;!DOCTYPE struts PUBLIC<text:s text:c="2"/></text:span></text:p>
      <text:p text:style-name="P5"><text:span text:style-name="T23"><text:s text:c="4"/>"-//Apache Software Foundation//DTD Struts Configuration 2.0//EN"<text:s text:c="2"/></text:span></text:p>
      <text:p text:style-name="P5"><text:span text:style-name="T23"><text:s text:c="4"/>"</text:span><text:a xlink:href="http://struts.apache.org/dtds/struts-2.0.dtd"><text:span text:style-name="T24">http://struts.apache.org/dtds/struts-2.0.dtd</text:span></text:a><text:span text:style-name="T25">"&gt;<text:s text:c="2"/></text:span></text:p>
      <text:p text:style-name="P5"><text:span text:style-name="T25"><text:s text:c="3"/>&lt;struts&gt;<text:s text:c="2"/></text:span></text:p>
      <text:p text:style-name="P5"><text:span text:style-name="T25"><text:s text:c="4"/>&lt;constant name="struts.enable.DynamicMethodInvocation" value="false" /&gt;<text:s text:c="2"/></text:span></text:p>
      <text:p text:style-name="P5"><text:span text:style-name="T25"><text:s text:c="4"/>&lt;constant name="struts.devMode" value="false" /&gt;<text:s text:c="2"/></text:span></text:p>
      <text:p text:style-name="P5"><text:span text:style-name="T25"><text:s text:c="4"/>&lt;constant name="struts.custom.i18n.resources" value="myapp" /&gt;<text:s text:c="2"/></text:span></text:p>
      <text:p text:style-name="P5"><text:span text:style-name="T25"><text:s text:c="7"/>&lt;package name="default" extends="struts-default" namespace="/"&gt;<text:s text:c="2"/></text:span></text:p>
      <text:p text:style-name="P5"><text:span text:style-name="T25"><text:s text:c="8"/>&lt;action name="login" class="com.dineshonjava.struts2.login.LoginAction"&gt;<text:s text:c="2"/></text:span></text:p>
      <text:p text:style-name="P5"><text:span text:style-name="T25"><text:s text:c="12"/>&lt;result name="success"&gt;Welcome.jsp&lt;/result&gt;<text:s text:c="2"/></text:span></text:p>
      <text:p text:style-name="P5"><text:span text:style-name="T25"><text:s text:c="12"/>&lt;result name="error"&gt;Login.jsp&lt;/result&gt;<text:s text:c="2"/></text:span></text:p>
      <text:p text:style-name="P5"><text:span text:style-name="T25"><text:s text:c="8"/>&lt;/action&gt;<text:s text:c="2"/></text:span></text:p>
      <text:p text:style-name="P5"><text:span text:style-name="T25"><text:s text:c="4"/>&lt;/package&gt;<text:s text:c="2"/></text:span></text:p>
      <text:p text:style-name="P5"><text:span text:style-name="T25">&lt;/struts&gt;<text:s text:c="2"/></text:span></text:p>
      <text:p text:style-name="P6"><text:span text:style-name="T26">1.Package element:</text:span></text:p>
      <text:p text:style-name="P6"><text:span text:style-name="T27">Package tag in struts is used for separation and modularization of the configuration. This is very useful when you have large project and project is divided into different modules.</text:span></text:p>
      <text:p text:style-name="P6"><text:span text:style-name="T27">You can have or or more packages based on the modules and store associated actions in the appropriate package. </text:span></text:p>
      <text:p text:style-name="P6"><text:span text:style-name="T27">Attributes of package elements:</text:span></text:p>
      <text:list text:style-name="L7">
        <text:list-item>
          <text:p text:style-name="P7"><text:span text:style-name="T27">name name is must for defining any package. </text:span></text:p>
        </text:list-item>
        <text:list-item>
          <text:p text:style-name="P7"><text:span text:style-name="T27">namespace It is an optional attribute of package. If namespace is not present, / is assumed as the default namespace. In such case, to invoke the action class, you need this URI: /actionName.action<text:s text:c="3"/>If you specify any namespace, you need this URI: /namespacename/actionName.action<text:s text:c="31"/><text:tab/><text:tab/><text:tab/><text:tab/><text:tab/><text:tab/><text:tab/><text:tab/><text:tab/><text:tab/><text:tab/>(Struts 2 Namespace is a new concept to handle the multiple modules by given a namespace to each module. In addition, it can used to avoid conflicts between same action names located at different modules.)</text:span></text:p>
        </text:list-item>
        <text:list-item>
          <text:p text:style-name="P7"><text:span text:style-name="T27">extends The package element mostly extends the struts-default package where interceptors and result types are defined. If you extend struts-default, all the actions of this package can use the interceptors and result-types defined in the struts-default.xml file.</text:span></text:p>
        </text:list-item>
      </text:list>
      <text:p text:style-name="P8"><text:span text:style-name="T28">2) action element:</text:span></text:p>
      <text:p text:style-name="P8"><text:span text:style-name="T29">The action is the sub-element of package and represents an action.</text:span></text:p>
      <text:p text:style-name="P8"><text:span text:style-name="T29">Attributes of action element-</text:span></text:p>
      <text:list text:style-name="L9">
        <text:list-item>
          <text:p text:style-name="P9"><text:span text:style-name="T29">name name is must for defining any action.</text:span></text:p>
        </text:list-item>
        <text:list-item>
          <text:p text:style-name="P9"><text:span text:style-name="T29">class class is the optional attribute of action. If you omit the class attribute, ActionSupport will be considered as the default action. </text:span></text:p>
        </text:list-item>
        <text:list-item>
          <text:p text:style-name="P9"><text:span text:style-name="T29">method It is an optional attribute. If you don't specify method attribute, execute method will be considered as the method of action class. </text:span></text:p>
        </text:list-item>
      </text:list>
      <text:p text:style-name="P10"><text:span text:style-name="T30">3) result element:</text:span></text:p>
      <text:p text:style-name="P10"><text:span text:style-name="T31">It is the sub element of action that specifies where to forward the request for this action.</text:span></text:p>
      <text:p text:style-name="P10"><text:span text:style-name="T31">Attributes of result element-</text:span></text:p>
      <text:list text:style-name="L11">
        <text:list-item>
          <text:p text:style-name="P11"><text:span text:style-name="T31">name is the optional attribute. If you omit the name attribute, success is assumed as the default result name.</text:span></text:p>
        </text:list-item>
        <text:list-item>
          <text:p text:style-name="P11"><text:span text:style-name="T31">type is the optional attribute. If you omit the type attribute, dispatcher is assumed as the default result type.</text:span></text:p>
        </text:list-item>
      </text:list>
      <text:p text:style-name="P12"><text:span text:style-name="T31">3.struts-config.xml - The struts-config.xml configuration file is a link between the View and Model components in the Web Client</text:span></text:p>
      <text:p text:style-name="P12"><text:span text:style-name="T31">4.struts.properties<text:s text:c="2"/>- The values configured in this file will override the default values configured in default.properties which is contained in the struts2-core-x.y.z.jar distribution. Actually all of the properties contained within the struts.properties configuration file can also be configured in the web.xml using the init-param, as well using the constant tag in the struts.xml configuration file.</text:span></text:p>
      <text:p text:style-name="P12"><text:span text:style-name="T32">Interceptors:</text:span></text:p>
      <text:p text:style-name="P12"><text:span text:style-name="T33">it is used in the following scenarios:</text:span></text:p>
      <text:p text:style-name="P12"><text:span text:style-name="T33">1.Providing preprocessing logic before the action is called.</text:span></text:p>
      <text:p text:style-name="P12"><text:span text:style-name="T33">2.Providing postprocessing logic after the action is called.</text:span></text:p>
      <text:p text:style-name="P12"><text:span text:style-name="T33">Many of the features provided in the Struts2 framework are implemented using interceptors; examples include exception handling, file uploading, lifecycle callbacks and validation etc.</text:span></text:p>
      <text:p text:style-name="P12"><text:span text:style-name="T33">Custom interceptor:</text:span></text:p>
      <text:p text:style-name="P12"><text:span text:style-name="T33">To create the custom interceptor u need to extend the interceptor interface.</text:span></text:p>
      <text:p text:style-name="P13"><text:span text:style-name="T33">public interface Interceptor extends Serializable{</text:span></text:p>
      <text:p text:style-name="P13"><text:span text:style-name="T33"><text:s text:c="3"/>void destroy();</text:span></text:p>
      <text:p text:style-name="P13"><text:span text:style-name="T33"><text:s text:c="3"/>void init();</text:span></text:p>
      <text:p text:style-name="P13"><text:span text:style-name="T33"><text:s text:c="3"/>String intercept(ActionInvocation invocation)</text:span></text:p>
      <text:p text:style-name="P13"><text:span text:style-name="T33"><text:s text:c="3"/>throws Exception;</text:span></text:p>
      <text:p text:style-name="P13"><text:span text:style-name="T33">}</text:span></text:p>
      <text:p text:style-name="P14"><text:span text:style-name="T33">If you have no need for initialization or cleanup code, the AbstractInterceptor class can be extended to write a custom interceptor.</text:span></text:p>
      <text:p text:style-name="P15"><text:span text:style-name="T33">public class MyInterceptor extends AbstractInterceptor {</text:span></text:p>
      <text:p text:style-name="P15"><text:span text:style-name="T33"><text:s text:c="3"/>public String intercept(ActionInvocation invocation)throws Exception{</text:span></text:p>
      <text:p text:style-name="P15"><text:span text:style-name="T33"><text:s text:c="6"/>/* let us do some pre-processing */</text:span></text:p>
      <text:p text:style-name="P15"><text:span text:style-name="T33"><text:s text:c="6"/>String output = "Pre-Processing"; </text:span></text:p>
      <text:p text:style-name="P15"><text:span text:style-name="T33"><text:s text:c="6"/>System.out.println(output);</text:span></text:p>
      <text:p text:style-name="P15"><text:span text:style-name="T34"/></text:p>
      <text:p text:style-name="P15"><text:span text:style-name="T35"><text:s text:c="6"/>/* let us call action or next interceptor */</text:span></text:p>
      <text:p text:style-name="P15"><text:span text:style-name="T35"><text:s text:c="6"/>String result = invocation.invoke();</text:span></text:p>
      <text:p text:style-name="P15"><text:span text:style-name="T36"/></text:p>
      <text:p text:style-name="P15"><text:span text:style-name="T37"><text:s text:c="6"/>/* let us do some post-processing */</text:span></text:p>
      <text:p text:style-name="P15"><text:span text:style-name="T37"><text:s text:c="6"/>output = "Post-Processing"; </text:span></text:p>
      <text:p text:style-name="P15"><text:span text:style-name="T37"><text:s text:c="6"/>System.out.println(output);</text:span></text:p>
      <text:p text:style-name="P15"><text:span text:style-name="T37"><text:s text:c="6"/>return result;</text:span></text:p>
      <text:p text:style-name="P15"><text:span text:style-name="T37"><text:s text:c="3"/>}</text:span></text:p>
      <text:p text:style-name="P15"><text:span text:style-name="T37">}<text:tab/></text:span></text:p>
      <text:p text:style-name="P16"><text:span text:style-name="T37">The framework itself starts the process by making the first call to the ActionInvocation object's invoke(). Each time invoke() is called, ActionInvocation consults its state and executes whichever interceptor comes next. When all of the configured interceptors have been invoked, the invoke() method will cause the action itself to be executed.</text:span></text:p>
      <text:p text:style-name="P16"><text:span text:style-name="T38">Result types:</text:span></text:p>
      <text:p text:style-name="P16"><text:span text:style-name="T39">1,Dispatcher result type:</text:span></text:p>
      <text:p text:style-name="P16"><text:span text:style-name="T39">Default result type of struts2 is dispatcher. It is used to forword servlet, JSP, HTML page, and so on to the View.It uses the RequestDispatcher.forward() method.<text:tab/></text:span></text:p>
      <text:p text:style-name="P17"><text:span text:style-name="T39">&lt;result name="success" type="dispatcher"&gt;</text:span></text:p>
      <text:p text:style-name="P17"><text:span text:style-name="T39"><text:s text:c="3"/>&lt;param name="location"&gt;</text:span></text:p>
      <text:p text:style-name="P17"><text:span text:style-name="T39"><text:s text:c="6"/>/HelloWorld.jsp</text:span></text:p>
      <text:p text:style-name="P17"><text:span text:style-name="T39"><text:s text:c="3"/>&lt;/param &gt;</text:span></text:p>
      <text:p text:style-name="P17"><text:span text:style-name="T39">&lt;/result&gt;</text:span></text:p>
      <text:p text:style-name="P18"><text:span text:style-name="T39">2.Freemaker result type</text:span></text:p>
      <text:p text:style-name="P18"><text:span text:style-name="T39">3.redirect result type</text:span></text:p>
      <text:p text:style-name="P18"><text:span text:style-name="T39">The redirect result type calls the standard response.sendRedirect() method, causing the browser to create a new request to the given location.</text:span></text:p>
      <text:p text:style-name="P18"><text:span text:style-name="T40">ValueStack:</text:span></text:p>
      <text:p text:style-name="P18"><text:span text:style-name="T41">For every request , the framework creates one action object. ValueStack is simply a stack used to store the action objects and other model objects.</text:span></text:p>
      <text:p text:style-name="P18"><text:span text:style-name="T42">ActionContext:</text:span></text:p>
      <text:p text:style-name="P18"><text:span text:style-name="T43">It is used to store all the other objects. for example session, request, application objects.</text:span></text:p>
      <text:p text:style-name="P18"><text:span text:style-name="T44">OGNL(Object-Graph Navigation Language) :</text:span></text:p>
      <text:p text:style-name="P18"><text:span text:style-name="T45">The topmost object dealing with OGNL is a Map called as context map or context.</text:span></text:p>
      <text:p text:style-name="P18"><text:span text:style-name="T45">The framework sets the OGNL context to be our ActionContext, and the value stack to be the OGNL root object.</text:span></text:p>
      <text:p text:style-name="P18"><text:span text:style-name="T45">OGNL uses # notation to access the actioncontext objects. </text:span></text:p>
      <text:p text:style-name="P18"><text:span text:style-name="T45">OGNL has direct access to the value stack objects since it is the root object of OGNL. </text:span></text:p>
      <text:p text:style-name="P18"><text:span text:style-name="T45">OGNL uses valuestack<text:s text:c="2"/>for getting and setting properties of java objects and for getting and setting the value of a property.</text:span></text:p>
      <text:list text:style-name="L19">
        <text:list-item>
          <text:p text:style-name="P19"><text:span text:style-name="T45">The Object Graph Navigation Language (OGNL) is an expression language. It simplifies the accessibility of data stored in the ActionContext.</text:span></text:p>
        </text:list-item>
        <text:list-item>
          <text:p text:style-name="P19"><text:span text:style-name="T45">Object-Graph Navigation Language (OGNL) is a powerful expression language that is used to reference and manipulate data on the ValueStack.</text:span></text:p>
        </text:list-item>
        <text:list-item>
          <text:p text:style-name="P19"><text:span text:style-name="T45">OGNL help in data transfer and type conversion.</text:span></text:p>
        </text:list-item>
        <text:list-item>
          <text:p text:style-name="P19"><text:span text:style-name="T45">OGNL expression language provides simplified syntax to reference java objects.</text:span></text:p>
        </text:list-item>
        <text:list-item>
          <text:p text:style-name="P19"><text:span text:style-name="T45">OGNL is used to bind the java-side data properties to the string-based view layer.</text:span></text:p>
        </text:list-item>
      </text:list>
      <text:p text:style-name="P20"><text:span text:style-name="T45">The struts framework sets the ValueStack as the root object of OGNL. Notice thaxt action object is pushed into the ValueStack. We can direct access the action property.</text:span></text:p>
      <text:p text:style-name="P20"><text:span text:style-name="T45">Objects in the ActionContext are referred using the pound symbol, however, the objects in the value stack can be directly referenced, for example if employee is a property of an action class then it can get referenced as follows:</text:span></text:p>
      <text:p text:style-name="P21"><text:span text:style-name="T45">&lt;s:property value="name"/&gt;<text:s text:c="2"/></text:span></text:p>
      <text:p text:style-name="P21"><text:span text:style-name="T45">instead of</text:span></text:p>
      <text:p text:style-name="P21"><text:span text:style-name="T45">&lt;s:property value="#name"/&gt;<text:s text:c="2"/></text:span></text:p>
      <text:p text:style-name="P21"><text:span text:style-name="T45">If you have an attribute in session called "login" you can retrieve it as follows:</text:span></text:p>
      <text:p text:style-name="P21"><text:span text:style-name="T45"><text:s/>&lt;s:property value="#session.login"/&gt;<text:s text:c="2"/></text:span></text:p>
      <text:p text:style-name="P22"><text:span text:style-name="T45"/></text:p>
      <text:p text:style-name="P22"><text:span text:style-name="T46">ResourceBundle:</text:span></text:p>
      <text:p text:style-name="P22"><text:span text:style-name="T47">Resource bundle is a<text:s text:c="2"/>flat file that contains key-value pair. </text:span></text:p>
      <text:p text:style-name="P22"><text:span text:style-name="T47">Message resources(</text:span><text:span text:style-name="T48">Resource bundle)</text:span><text:span text:style-name="T49"><text:s/>provide a simple way </text:span></text:p>
      <text:p text:style-name="P22"><text:span text:style-name="T49"><text:s/>*<text:s text:c="2"/>to put text in a view page that is the same through out your application </text:span></text:p>
      <text:p text:style-name="P22"><text:span text:style-name="T49">*<text:s text:c="2"/>to create form field<text:s text:c="2"/>labels </text:span></text:p>
      <text:p text:style-name="P22"><text:span text:style-name="T49">* and mainly to change text to a specific language based on the user's locale (i18n). It is mainly used to adapting the locale language. The key values resource bundle files need to be developed for each of the supporting locale.</text:span></text:p>
      <text:p text:style-name="P22"><text:span text:style-name="T50">Internationalization(i18n):</text:span><text:span text:style-name="T51"/></text:p>
      <text:p text:style-name="P22"><text:span text:style-name="T51">(a.k.a. Globalization, a.k.a. Enabling)<text:tab/>Designing and developing a software product to function in multiple locales. This process involves identifying the locales that must be supported, designing features which support those locales, and writing code that functions equally well in any of the supported locales.</text:span></text:p>
      <text:p text:style-name="P22"><text:span text:style-name="T52">Localization(l10n):</text:span><text:span text:style-name="T53"><text:tab/></text:span></text:p>
      <text:p text:style-name="P22"><text:span text:style-name="T53">Modifying or adapting a software product to fit the requirements of a particular locale. This process includes (but may not be limited to) translating the user interface, documentation and packaging, changing dialog box geometries, customizing features (if necessary), and testing the translated product to ensure that it still works (at least as well as the original).</text:span></text:p>
      <text:p text:style-name="P22"><text:span text:style-name="T53">Sample prop file:</text:span></text:p>
      <text:p text:style-name="P23"><text:span text:style-name="T53">personBean.firstName=First name</text:span></text:p>
      <text:p text:style-name="P23"><text:span text:style-name="T53">personBean.lastName=Last name</text:span></text:p>
      <text:p text:style-name="P23"><text:span text:style-name="T53">personBean.age=Age</text:span></text:p>
      <text:p text:style-name="P23"><text:span text:style-name="T53">personBean.email=Email</text:span></text:p>
      <text:p text:style-name="P23"><text:span text:style-name="T53">thankyou=Thank you for registering %{personBean.firstName}.</text:span></text:p>
      <text:p text:style-name="P24"><text:span text:style-name="T53">We can retreive the resource bundle values in the following ways. </text:span></text:p>
      <text:p text:style-name="P24"><text:span text:style-name="T53">1. Action class</text:span></text:p>
      <text:p text:style-name="P25"><text:span text:style-name="T53">In Action class, you can extends the ActionSupport and get the resource bundle via getText(‘key’) function.</text:span></text:p>
      <text:p text:style-name="P25"><text:span text:style-name="T53">public class LoginAction extends ActionSupport{</text:span></text:p>
      <text:p text:style-name="P25"><text:span text:style-name="T53"><text:tab/>...</text:span></text:p>
      <text:p text:style-name="P25"><text:span text:style-name="T53"><text:tab/>public void validate(){</text:span></text:p>
      <text:p text:style-name="P25"><text:span text:style-name="T53"><text:tab/><text:tab/>if("".equals(getUsername())){</text:span></text:p>
      <text:p text:style-name="P25"><text:span text:style-name="T53"><text:tab/><text:tab/><text:tab/>addFieldError("username", getText("username.required"));</text:span></text:p>
      <text:p text:style-name="P25"><text:span text:style-name="T53"><text:tab/><text:tab/>}</text:span></text:p>
      <text:p text:style-name="P25"><text:span text:style-name="T53"><text:tab/>}</text:span></text:p>
      <text:p text:style-name="P25"><text:span text:style-name="T53">}</text:span></text:p>
      <text:p text:style-name="P26"><text:span text:style-name="T53">2. property tag</text:span></text:p>
      <text:p text:style-name="P27"><text:span text:style-name="T53">In property tag, use the getText(‘key’).</text:span></text:p>
      <text:p text:style-name="P27"><text:span text:style-name="T53">&lt;s:property value="getText('username')" /&gt;</text:span></text:p>
      <text:p text:style-name="P28"><text:span text:style-name="T53">3. text tag</text:span></text:p>
      <text:p text:style-name="P29"><text:span text:style-name="T53">In text tag, set the key in “name” attribute.</text:span></text:p>
      <text:p text:style-name="P29"><text:span text:style-name="T53">&lt;s:text name="username" /&gt;</text:span></text:p>
      <text:p text:style-name="P30"><text:span text:style-name="T53">4. Key attribute</text:span></text:p>
      <text:p text:style-name="P31"><text:span text:style-name="T53">The Key attribute of UI component has special function, check detail in this key attribute example.</text:span></text:p>
      <text:p text:style-name="P31"><text:span text:style-name="T53">&lt;s:textfield key="username" /&gt;</text:span></text:p>
      <text:p text:style-name="P32"><text:span text:style-name="T53">5. I18n tag</text:span></text:p>
      <text:p text:style-name="P33"><text:span text:style-name="T53">This i18n tag can get the message from a specified resource bundle that declared in the “name” attribute. In this example, it ask to get the ‘username’ message from com/mkyong/user/package.properties file.</text:span></text:p>
      <text:p text:style-name="P33"><text:span text:style-name="T53">&lt;s:i18n name="com.mkyong.user.package" &gt;</text:span></text:p>
      <text:p text:style-name="P33"><text:span text:style-name="T53"><text:s text:c="5"/>&lt;s:text name="username" /&gt;</text:span></text:p>
      <text:p text:style-name="P33"><text:span text:style-name="T53">&lt;/s:i18n&gt;</text:span></text:p>
      <text:p text:style-name="P34"><text:span text:style-name="T54">Resource bundle is searched in the following order:</text:span></text:p>
      <text:p text:style-name="P35"><text:span text:style-name="T55">1.ActionClass.properties<text:s/></text:span><text:span text:style-name="T56">- you may associate a message resource property file with <text:tab/>each Struts 2 Action class by creating a properties file with the same name as <text:tab/>the Action class and having the .properties extension</text:span><text:span text:style-name="T57"/></text:p>
      <text:p text:style-name="P35"><text:span text:style-name="T58">2.Interface.properties</text:span></text:p>
      <text:p text:style-name="P35"><text:span text:style-name="T58">3.BaseClass.properties</text:span></text:p>
      <text:p text:style-name="P35"><text:span text:style-name="T58">4.ModelDriven’s model</text:span></text:p>
      <text:p text:style-name="P35"><text:span text:style-name="T59">5.package.properties -<text:s/></text:span><text:span text:style-name="T60">if you want a properties file with keys and values that can be <text:tab/>referenced from multiple view pages</text:span></text:p>
      <text:p text:style-name="P35"><text:span text:style-name="T60">6.Search up the i18n message key hierarchy itself</text:span></text:p>
      <text:p text:style-name="P35"><text:span text:style-name="T61">7.Global resource properties -<text:s/></text:span><text:span text:style-name="T62">You can also specify a global property file in struts.xml. <text:tab/>* The keys and values defined in that property file will be available to all the <text:tab/>view pages that are rendered after executing an Action class.</text:span></text:p>
      <text:p text:style-name="P35"><text:span text:style-name="T62"><text:tab/> * To inform the Struts 2 framework about the global.properties file add the <text:tab/>follow node to struts.xml after the constant name="struts.devmode" node.</text:span></text:p>
      <text:p text:style-name="P35"><text:span text:style-name="T62"><text:tab/>Specify Global Property File In struts.xml</text:span></text:p>
      <text:p text:style-name="P35"><text:span text:style-name="T62"><text:tab/>&lt;constant name="struts.custom.i18n.resources" value="global" /&gt;</text:span><text:span text:style-name="T63"/></text:p>
      <text:p text:style-name="P35"><text:span text:style-name="T64">Main searching order is<text:s text:c="2"/>: ActionClass.properties, package.properties and Global resource properties.</text:span></text:p>
      <text:p text:style-name="P36"><text:span text:style-name="T65">For internalization:</text:span></text:p>
      <text:p text:style-name="P36"><text:span text:style-name="T66">Step 1:pass the locale value<text:s text:c="2"/>from the view</text:span></text:p>
      <text:p text:style-name="P37"><text:span text:style-name="T66">&lt;s:a href="changelang?lang=en" &gt;English&lt;/s:a&gt;<text:tab/><text:tab/><text:tab/><text:tab/></text:span></text:p>
      <text:p text:style-name="P37"><text:span text:style-name="T66">&lt;s:a href="changelang?lang=fr" &gt;France&lt;/s:a&gt;</text:span></text:p>
      <text:p text:style-name="P37"><text:span text:style-name="T66">&lt;s:a href="changelang?lang=ja" &gt;Japanese&lt;/s:a&gt;</text:span></text:p>
      <text:p text:style-name="P38"><text:span text:style-name="T66">step 2: set that locale value in action context</text:span></text:p>
      <text:p text:style-name="P39"><text:span text:style-name="T66">Locale locale = new Locale(lang);</text:span></text:p>
      <text:p text:style-name="P39"><text:span text:style-name="T66">ActionContext.getContext().setLocale(locale);</text:span><text:span text:style-name="T67"/></text:p>
      <text:p text:style-name="P40"><text:span text:style-name="T67">step 3:<text:s/></text:span><text:span text:style-name="T68">then the struts framework will look for the property file bassed on locale.</text:span></text:p>
      <text:p text:style-name="P40"><text:span text:style-name="T68"><text:tab/> if it is es(english) it will look for default prop file. for eg: global.properties. </text:span></text:p>
      <text:p text:style-name="P40"><text:span text:style-name="T68"><text:tab/> if it is fr(france) it will look for prop file named<text:s text:c="2"/>global_fr.properties. </text:span></text:p>
      <text:p text:style-name="P40"><text:span text:style-name="T68">Based on the locale we have to create our properties file content for localization.</text:span></text:p>
      <text:p text:style-name="P41"><text:span text:style-name="T68"/></text:p>
      <text:p text:style-name="P42"><text:span text:style-name="T69">Exception Handlers:</text:span></text:p>
      <text:p text:style-name="P42"><text:span text:style-name="T70">Exception handlers allows us to define the exception handling procedure on global and local basis. Framework catches the exception and then displays the page of our choice with appropriate message and exception details.</text:span></text:p>
      <text:p text:style-name="P43"><text:span text:style-name="T70"/></text:p>
      <text:p text:style-name="P43"><text:span text:style-name="T71"/></text:p>
      <text:p text:style-name="P44"><text:span text:style-name="T7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